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0af1b9" officeooo:paragraph-rsid="000af1b9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0b9f06" officeooo:paragraph-rsid="000b9f06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ابزارهای نوشتن تست روی کدهمه چز ابزارهای توسعه هستند پس هنگام نصب انها توسط npm فراموش نکنیم که باید از پرچم -dev استفاده کنی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09-30T03:12:27.852130356</dc:date>
    <meta:editing-duration>PT15M1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4" meta:character-count="127" meta:non-whitespace-character-count="104"/>
  </office:meta>
</office:document-meta>
</file>